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2076in"/>
    </style:style>
    <style:style style:name="TableColumn3" style:family="table-column">
      <style:table-column-properties style:column-width="1.2125in"/>
    </style:style>
    <style:style style:name="TableColumn4" style:family="table-column">
      <style:table-column-properties style:column-width="1.7451in"/>
    </style:style>
    <style:style style:name="TableColumn5" style:family="table-column">
      <style:table-column-properties style:column-width="1.1472in"/>
    </style:style>
    <style:style style:name="TableColumn6" style:family="table-column">
      <style:table-column-properties style:column-width="0.9805in"/>
    </style:style>
    <style:style style:name="Table1" style:family="table" style:master-page-name="MP0">
      <style:table-properties style:width="6.29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ál" style:family="paragraph">
      <style:paragraph-properties fo:break-before="page" fo:text-align="center" fo:margin-bottom="0in" fo:line-height="100%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ál" style:family="paragraph">
      <style:paragraph-properties fo:text-align="center"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ál" style:family="paragraph">
      <style:paragraph-properties fo:text-align="center"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ál" style:family="paragraph">
      <style:paragraph-properties fo:text-align="center"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ál" style:family="paragraph">
      <style:paragraph-properties fo:text-align="center" fo:margin-bottom="0in" fo:line-height="100%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ál" style:family="paragraph">
      <style:paragraph-properties fo:text-align="center"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ál" style:family="paragraph">
      <style:paragraph-properties fo:text-align="center"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ál" style:family="paragraph">
      <style:paragraph-properties fo:text-align="center"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ál" style:family="paragraph">
      <style:paragraph-properties fo:text-align="center"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ál" style:family="paragraph">
      <style:paragraph-properties fo:text-align="center"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ál" style:family="paragraph">
      <style:paragraph-properties fo:text-align="center"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ál" style:family="paragraph">
      <style:paragraph-properties fo:text-align="center"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ál" style:family="paragraph">
      <style:paragraph-properties fo:text-align="center"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ál" style:family="paragraph">
      <style:paragraph-properties fo:text-align="center"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ál" style:family="paragraph">
      <style:paragraph-properties fo:text-align="center"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ál" style:family="paragraph">
      <style:paragraph-properties fo:text-align="center"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ál" style:family="paragraph">
      <style:paragraph-properties fo:text-align="center"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ál" style:family="paragraph">
      <style:paragraph-properties fo:text-align="center"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ál" style:family="paragraph">
      <style:paragraph-properties fo:text-align="center"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ál" style:family="paragraph">
      <style:paragraph-properties fo:text-align="center"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Vizsgálat</text:p>
          </table:table-cell>
          <table:table-cell table:style-name="TableCell10">
            <text:p text:style-name="P11">Tesztek időpontja</text:p>
          </table:table-cell>
          <table:table-cell table:style-name="TableCell12">
            <text:p text:style-name="P13">Elvárás</text:p>
          </table:table-cell>
          <table:table-cell table:style-name="TableCell14">
            <text:p text:style-name="P15">Eredmény</text:p>
          </table:table-cell>
          <table:table-cell table:style-name="TableCell16">
            <text:p text:style-name="P17">Hibák</text:p>
          </table:table-cell>
        </table:table-row>
        <table:table-row table:style-name="TableRow18">
          <table:table-cell table:style-name="TableCell19">
            <text:p text:style-name="P20">Számos inputok tesztelése</text:p>
          </table:table-cell>
          <table:table-cell table:style-name="TableCell21">
            <text:p text:style-name="P22">2021.10.14</text:p>
          </table:table-cell>
          <table:table-cell table:style-name="TableCell23">
            <text:p text:style-name="P24">Teszteltem a sokszögszámítást hogy a megfelelő értékeket fogadja csak be és sikeresen feldolgozza</text:p>
          </table:table-cell>
          <table:table-cell table:style-name="TableCell25">
            <text:p text:style-name="P26">Megfelelően kiszámítja a sokszög kerületét területét</text:p>
          </table:table-cell>
          <table:table-cell table:style-name="TableCell27">
            <text:p text:style-name="P28">Nem találtam</text:p>
          </table:table-cell>
        </table:table-row>
        <table:table-row table:style-name="TableRow29">
          <table:table-cell table:style-name="TableCell30">
            <text:p text:style-name="P31">Szöveges input tesztelése</text:p>
          </table:table-cell>
          <table:table-cell table:style-name="TableCell32">
            <text:p text:style-name="P33">2021.10.14</text:p>
          </table:table-cell>
          <table:table-cell table:style-name="TableCell34">
            <text:p text:style-name="P35">Ne tudjon hibát okozni a szöveges adat</text:p>
          </table:table-cell>
          <table:table-cell table:style-name="TableCell36">
            <text:p text:style-name="P37">Az oldal nem enged szöveget használni a mezőkben</text:p>
          </table:table-cell>
          <table:table-cell table:style-name="TableCell38">
            <text:p text:style-name="P39">Nem találtam</text:p>
          </table:table-cell>
        </table:table-row>
        <table:table-row table:style-name="TableRow40">
          <table:table-cell table:style-name="TableCell41">
            <text:p text:style-name="P42">Különböző inputok kezelése</text:p>
          </table:table-cell>
          <table:table-cell table:style-name="TableCell43">
            <text:p text:style-name="P44">2021.10.14</text:p>
          </table:table-cell>
          <table:table-cell table:style-name="TableCell45">
            <text:p text:style-name="P46">Az oldal rendesen működjön minden esetben</text:p>
          </table:table-cell>
          <table:table-cell table:style-name="TableCell47">
            <text:p text:style-name="P48">Megfelelően működik, számos adaton kívül mást nem fogad el</text:p>
          </table:table-cell>
          <table:table-cell table:style-name="TableCell49">
            <text:p text:style-name="P50">Nem találtam</text:p>
          </table:table-cell>
        </table:table-row>
      </table:table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zekeres Kitti Kíra</meta:initial-creator>
    <dc:creator>Szekeres Kitti Kíra</dc:creator>
    <meta:creation-date>2021-10-14T12:04:00Z</meta:creation-date>
    <dc:date>2021-10-14T12:15:00Z</dc:date>
    <meta:template xlink:href="Normal" xlink:type="simple"/>
    <meta:editing-cycles>1</meta:editing-cycles>
    <meta:editing-duration>PT660S</meta:editing-duration>
    <meta:document-statistic meta:page-count="1" meta:paragraph-count="1" meta:word-count="69" meta:character-count="546" meta:row-count="3" meta:non-whitespace-character-count="478"/>
  </office:meta>
</office:document-meta>
</file>